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end" style:justify-single-word="false"/>
    </style:style>
    <style:style style:name="P3" style:family="paragraph" style:parent-style-name="Text_20_body">
      <style:paragraph-properties fo:margin-left="1.058cm" fo:margin-right="0.661cm" fo:text-indent="0cm" style:auto-text-indent="false"/>
    </style:style>
    <style:style style:name="P4" style:family="paragraph" style:parent-style-name="Text_20_body">
      <style:paragraph-properties fo:keep-together="always" fo:keep-with-next="always"/>
    </style:style>
    <style:style style:name="P5" style:family="paragraph" style:parent-style-name="Text_20_body">
      <style:paragraph-properties fo:text-align="end" style:justify-single-word="false" fo:keep-together="always" fo:keep-with-next="always"/>
    </style:style>
    <style:style style:name="P6" style:family="paragraph" style:parent-style-name="Horizontal_20_Line">
      <style:paragraph-properties fo:keep-together="always" fo:keep-with-next="always"/>
    </style:style>
    <style:style style:name="P7" style:family="paragraph" style:parent-style-name="Text_20_body">
      <style:paragraph-properties fo:background-color="#e6e6e6">
        <style:background-image/>
      </style:paragraph-properties>
    </style:style>
    <style:style style:name="P8" style:family="paragraph" style:parent-style-name="Text_20_body">
      <style:paragraph-properties fo:background-color="#e6e6e6">
        <style:background-image/>
      </style:paragraph-properties>
      <style:text-properties style:font-name="Courier New" fo:font-size="10pt" style:font-size-asian="10pt" style:font-size-complex="10pt"/>
    </style:style>
    <style:style style:name="P9" style:family="paragraph" style:parent-style-name="Text_20_body" style:master-page-name="">
      <style:paragraph-properties fo:keep-together="always" style:page-number="auto" fo:keep-with-next="always"/>
    </style:style>
    <style:style style:name="P10" style:family="paragraph" style:parent-style-name="Heading_20_1">
      <style:paragraph-properties fo:text-align="center" style:justify-single-word="false"/>
    </style:style>
    <style:style style:name="P11" style:family="paragraph" style:parent-style-name="Heading_20_4" style:master-page-name="">
      <style:paragraph-properties fo:keep-together="always" style:page-number="auto" fo:keep-with-next="always"/>
    </style:style>
    <style:style style:name="P12" style:family="paragraph" style:parent-style-name="Text_20_body" style:list-style-name="L2"/>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3"/>
    <style:style style:name="P18" style:family="paragraph" style:parent-style-name="Text_20_body">
      <style:paragraph-properties fo:keep-together="always" fo:keep-with-next="always"/>
    </style:style>
    <style:style style:name="P19" style:family="paragraph" style:parent-style-name="Text_20_body" style:list-style-name="L1">
      <style:paragraph-properties fo:keep-together="always" fo:keep-with-next="always"/>
    </style:style>
    <style:style style:name="P20" style:family="paragraph" style:parent-style-name="Text_20_body" style:list-style-name="L1">
      <style:paragraph-properties fo:keep-together="always" fo:keep-with-next="always"/>
    </style:style>
    <style:style style:name="P21" style:family="paragraph" style:parent-style-name="Text_20_body" style:list-style-name="L1">
      <style:paragraph-properties fo:keep-together="always" fo:keep-with-next="always"/>
    </style:style>
    <style:style style:name="P22" style:family="paragraph" style:parent-style-name="Text_20_body" style:list-style-name="L1">
      <style:paragraph-properties fo:keep-together="always" fo:keep-with-next="always"/>
    </style:style>
    <style:style style:name="P23" style:family="paragraph" style:parent-style-name="Text_20_body" style:list-style-name="L1">
      <style:paragraph-properties fo:keep-together="always" fo:keep-with-next="always"/>
    </style:style>
    <style:style style:name="P24" style:family="paragraph" style:parent-style-name="Text_20_body" style:list-style-name="L3">
      <style:paragraph-properties fo:keep-together="always" fo:keep-with-next="always"/>
    </style:style>
    <style:style style:name="P25" style:family="paragraph" style:parent-style-name="Text_20_body" style:list-style-name="L3">
      <style:paragraph-properties fo:keep-together="always" fo:keep-with-next="always"/>
    </style:style>
    <style:style style:name="P26" style:family="paragraph" style:parent-style-name="Text_20_body" style:list-style-name="L2">
      <style:paragraph-properties fo:margin-top="0cm" fo:margin-bottom="0cm"/>
    </style:style>
    <style:style style:name="P27" style:family="paragraph" style:parent-style-name="Text_20_body" style:list-style-name="L2">
      <style:paragraph-properties fo:margin-top="0cm" fo:margin-bottom="0cm"/>
    </style:style>
    <style:style style:name="P28" style:family="paragraph" style:parent-style-name="Text_20_body" style:list-style-name="L5">
      <style:paragraph-properties fo:margin-top="0cm" fo:margin-bottom="0cm"/>
    </style:style>
    <style:style style:name="P29" style:family="paragraph" style:parent-style-name="Text_20_body" style:list-style-name="L5">
      <style:paragraph-properties fo:margin-top="0cm" fo:margin-bottom="0cm"/>
    </style:style>
    <style:style style:name="P30" style:family="paragraph" style:parent-style-name="Text_20_body" style:list-style-name="L6">
      <style:paragraph-properties fo:margin-top="0cm" fo:margin-bottom="0cm"/>
    </style:style>
    <style:style style:name="P31" style:family="paragraph" style:parent-style-name="Text_20_body" style:list-style-name="L6">
      <style:paragraph-properties fo:margin-top="0cm" fo:margin-bottom="0cm"/>
    </style:style>
    <style:style style:name="P32" style:family="paragraph" style:parent-style-name="Text_20_body" style:list-style-name="L7">
      <style:paragraph-properties fo:margin-top="0cm" fo:margin-bottom="0cm"/>
    </style:style>
    <style:style style:name="P33" style:family="paragraph" style:parent-style-name="Text_20_body" style:list-style-name="L7">
      <style:paragraph-properties fo:margin-top="0cm" fo:margin-bottom="0cm"/>
    </style:style>
    <style:style style:name="P34" style:family="paragraph" style:parent-style-name="Text_20_body" style:list-style-name="L8">
      <style:paragraph-properties fo:margin-top="0cm" fo:margin-bottom="0cm"/>
    </style:style>
    <style:style style:name="P35" style:family="paragraph" style:parent-style-name="Text_20_body" style:list-style-name="L8">
      <style:paragraph-properties fo:margin-top="0cm" fo:margin-bottom="0cm"/>
    </style:style>
    <style:style style:name="P36" style:family="paragraph" style:parent-style-name="Text_20_body" style:list-style-name="L2">
      <style:paragraph-properties fo:margin-top="0cm" fo:margin-bottom="0cm"/>
    </style:style>
    <style:style style:name="P37" style:family="paragraph" style:parent-style-name="Text_20_body" style:list-style-name="L3">
      <style:paragraph-properties fo:margin-top="0cm" fo:margin-bottom="0cm" fo:keep-together="always" fo:keep-with-next="always"/>
    </style:style>
    <style:style style:name="P38" style:family="paragraph" style:parent-style-name="Text_20_body" style:list-style-name="L3">
      <style:paragraph-properties fo:margin-top="0cm" fo:margin-bottom="0cm" fo:keep-together="always" fo:keep-with-next="always"/>
    </style:style>
    <style:style style:name="P39" style:family="paragraph" style:parent-style-name="Text_20_body" style:list-style-name="L9">
      <style:paragraph-properties fo:margin-left="0cm" fo:margin-right="0.06cm" fo:margin-top="0cm" fo:margin-bottom="0.101cm" fo:text-indent="0cm" style:auto-text-indent="false"/>
    </style:style>
    <style:style style:name="P40" style:family="paragraph" style:parent-style-name="Text_20_body" style:list-style-name="L9">
      <style:paragraph-properties fo:margin-left="0cm" fo:margin-right="0.06cm" fo:margin-top="0cm" fo:margin-bottom="0.101cm" fo:text-indent="0cm" style:auto-text-indent="false"/>
    </style:style>
    <style:style style:name="P41" style:family="paragraph" style:parent-style-name="Text_20_body" style:list-style-name="L9">
      <style:paragraph-properties fo:margin-left="0cm" fo:margin-right="0.06cm" fo:margin-top="0cm" fo:margin-bottom="0.101cm" fo:text-indent="0cm" style:auto-text-indent="false"/>
    </style:style>
    <style:style style:name="P42" style:family="paragraph" style:parent-style-name="Text_20_body" style:list-style-name="L9">
      <style:paragraph-properties fo:margin-left="0cm" fo:margin-right="0.06cm" fo:margin-top="0cm" fo:margin-bottom="0.101cm" fo:text-indent="0cm" style:auto-text-indent="false"/>
    </style:style>
    <style:style style:name="P43" style:family="paragraph" style:parent-style-name="Text_20_body" style:list-style-name="L9" style:master-page-name="">
      <style:paragraph-properties fo:margin-left="0cm" fo:margin-right="0.06cm" fo:margin-top="0cm" fo:margin-bottom="0.101cm" fo:text-indent="0cm" style:auto-text-indent="false" style:page-number="auto"/>
    </style:style>
    <style:style style:name="P44" style:family="paragraph" style:parent-style-name="Text_20_body" style:list-style-name="L9" style:master-page-name="">
      <style:paragraph-properties fo:margin-left="0cm" fo:margin-right="0.06cm" fo:margin-top="0cm" fo:margin-bottom="0.101cm" fo:text-indent="0cm" style:auto-text-indent="false" style:page-number="auto"/>
    </style:style>
    <style:style style:name="P45" style:family="paragraph" style:parent-style-name="Horizontal_20_Line" style:master-page-name="HTML">
      <style:paragraph-properties style:page-number="auto"/>
    </style:style>
    <style:style style:name="P46" style:family="paragraph" style:parent-style-name="Heading_20_4" style:master-page-name="">
      <style:paragraph-properties fo:keep-together="always" style:page-number="auto" fo:keep-with-next="always"/>
    </style:style>
    <style:style style:name="P47" style:family="paragraph" style:parent-style-name="Heading_20_4">
      <style:paragraph-properties fo:keep-together="always" fo:keep-with-next="alway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ize="10pt" fo:font-weight="bold" style:font-size-asian="10pt" style:font-weight-asian="bold" style:font-size-complex="10pt" style:font-weight-complex="bold"/>
    </style:style>
    <style:style style:name="T6" style:family="text">
      <style:text-properties style:font-name="Courier New" fo:font-size="10pt" fo:font-weight="bold" style:font-size-asian="10pt" style:font-weight-asian="bold" style:font-size-complex="10pt" style:font-weight-complex="bold"/>
    </style:style>
    <style:style style:name="T7" style:family="text">
      <style:text-properties fo:font-weight="normal" style:font-weight-asian="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Courier New" fo:font-size="10pt" fo:font-weight="bold" style:font-size-asian="10pt" style:font-weight-asian="bold" style:font-size-complex="10pt" style:font-weight-complex="bold"/>
    </style:style>
    <style:style style:name="T10" style:family="text">
      <style:text-properties fo:font-variant="normal" fo:text-transform="none" style:font-name="Courier New" fo:font-size="10pt" fo:font-weight="bold" style:font-size-asian="10pt" style:font-weight-asian="bold" style:font-size-complex="10pt"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h text:style-name="P10" text:outline-level="1">SOUNZ Standby HOWTO</text:h>
      <text:p text:style-name="P1">Author: Paul Waite<text:line-break/>Created: 28th October 2007</text:p>
      <text:h text:style-name="Heading_20_2" text:outline-level="2"><text:bookmark text:name="contents"/>Contents</text:h>
      <text:p text:style-name="P3">1. <text:a xlink:type="simple" xlink:href="#1_overview">Overview</text:a><text:line-break/>2. <text:a xlink:type="simple" xlink:href="#2_nzpa_server_statuses">SOUNZ Server Statuses</text:a><text:line-break/>3. <text:a xlink:type="simple" xlink:href="#3_procedures">Procedures</text:a><text:line-break/>3.1 <text:a xlink:type="simple" xlink:href="#3.1_proc_emergency">EMERGENCY - Switching Standby Server To Production</text:a><text:line-break/>3.2 <text:a xlink:type="simple" xlink:href="#3.2_proc_recovery">RECOVERY - Bringing Primary Machine Back As Production</text:a></text:p>
      <text:p text:style-name="Horizontal_20_Line"/>
      <text:h text:style-name="Heading_20_2" text:outline-level="2"><text:bookmark text:name="glossary"/>Glossary of Terms</text:h>
      <text:p text:style-name="Text_20_body"><text:span text:style-name="Strong_20_Emphasis">Primary Server</text:span> - a physical machine is deemed to be the primary SOUNZ server. It remains 'primary' even if it is running in Standby mode, or is dead. Obviously it is the machine which is intended to be the usual Production Server.</text:p>
      <text:p text:style-name="Text_20_body"><text:span text:style-name="Strong_20_Emphasis">Secondary Server</text:span> - As above, except the physical machine which is intended to be the Standby Server.</text:p>
      <text:p text:style-name="Text_20_body"><text:span text:style-name="Strong_20_Emphasis">Production Server</text:span> - The server which is currently serving applications for SOUNZ users.</text:p>
      <text:p text:style-name="Text_20_body"><text:span text:style-name="Strong_20_Emphasis">Standby Server</text:span> - The server which can be switched to Production if the current Production server has a problem.</text:p>
      <text:h text:style-name="Heading_20_2" text:outline-level="2"><text:bookmark text:name="1_overview"/>1. Overview</text:h>
      <text:p text:style-name="Text_20_body">SOUNZ has two machines, at least one of which is the Production server at any one time. The other machine is the Standby Server, and is normally used as a Staging Server to test enhancements or other changes.</text:p>
      <text:p text:style-name="P7"><text:span text:style-name="T1">NOTE:</text:span> the file <text:span text:style-name="T6">/etc/sounz/sounz.conf</text:span> contains two important settings:</text:p>
      <text:p text:style-name="P8">IP_PRIMARY_SERVER="slayer.servers.catalyst.net.nz"<text:line-break/>IP_SECONDARY_SERVER="megadeth.servers.catalyst.net.nz"</text:p>
      <text:p text:style-name="Text_20_body">These MUST be set to the relevant <text:span text:style-name="T4">internal network</text:span> IP address/hostname of the designated primary (nominal Production) and secondary (nominal Standby) machines. All of the various standby scripts use these values, so please make sure that you check these if the IP addresses/hostnames change.</text:p>
      <text:p text:style-name="Text_20_body">By internal network we mean the Catalyst management interface IP's (or hostnames) should be used, since these will never change. In SOUNZ case these will be the hostnames shown above.</text:p>
      <text:p text:style-name="Text_20_body"/>
      <text:p text:style-name="P9"><text:soft-page-break/>To keep the Standby server up to date, and hence ready to take over the Production if we have a hardware failure the following stuff happens, driven from cron, in the small AM hours:</text:p>
      <text:list text:style-name="L1">
        <text:list-item>
          <text:p text:style-name="P19">Postgres database is dumped regularly on the Production server.</text:p>
        </text:list-item>
        <text:list-item>
          <text:p text:style-name="P19">The Apollo index is replicated to the Standby server using rsync.</text:p>
        </text:list-item>
        <text:list-item>
          <text:p text:style-name="P19">Standby Server rsyncs Production application data areas (/data/sounz).</text:p>
        </text:list-item>
        <text:list-item>
          <text:p text:style-name="P19">Standby Server rsyncs Production application home areas (/usr/share/sounz).</text:p>
        </text:list-item>
        <text:list-item>
          <text:p text:style-name="P19">The Standby server replaces it's Postgres database with the latest snapshot.</text:p>
        </text:list-item>
      </text:list>
      <text:p text:style-name="P5"><text:a xlink:type="simple" xlink:href="#contents">Back to Contents</text:a></text:p>
      <text:p text:style-name="P6"/>
      <text:h text:style-name="Heading_20_2" text:outline-level="2"><text:bookmark text:name="2_nzpa_server_statuses"/>2. SOUNZ Server Statuses</text:h>
      <text:p text:style-name="Text_20_body">Both servers are deemed to be in a 'status'. This status is determined by the content of the status file <text:span text:style-name="Source_20_Text"><text:span text:style-name="T5">/etc/sounz/sounz.status</text:span></text:span> and it may contain one of the below values. These statuses are used in various scripts to make sure they do the right thing.</text:p>
      <text:p text:style-name="Text_20_body"><text:span text:style-name="T1">down</text:span><text:line-break/>Means the server is currently not working.</text:p>
      <text:p text:style-name="Text_20_body"><text:span text:style-name="T1">production</text:span><text:line-break/><text:span text:style-name="T4">Normal mode</text:span><text:line-break/>The server is the Production server, serving user applications, and is running alongside a working Standby server.</text:p>
      <text:p text:style-name="Text_20_body"><text:span text:style-name="T1">standby</text:span><text:line-break/><text:span text:style-name="T4">Normal mode</text:span><text:line-break/>The server is the Standby server, and is running alongside a working Production server.</text:p>
      <text:p text:style-name="Text_20_body"><text:span text:style-name="T1">production_alone</text:span><text:line-break/><text:span text:style-name="T4">Emergency mode</text:span><text:line-break/>The server is the Production server, serving user applications, and is running alone. This is usually when the former Production server has croaked, and this server has been switched from '<text:span text:style-name="T2">standby</text:span><text:span text:style-name="T7">'</text:span> status to '<text:span text:style-name="T2">production_alone</text:span><text:span text:style-name="T7">'</text:span> in an emergency situation.</text:p>
      <text:p text:style-name="Text_20_body"><text:span text:style-name="T1">standby_as_production</text:span><text:line-break/><text:span text:style-name="T4">Recovery mode</text:span><text:line-break/>The server is the former Standby server, running as Production, serving user applications, and is running alongside a former Production server which is now a Standby server. In other words - both servers are running in opposite roles to normal.</text:p>
      <text:p text:style-name="Text_20_body"><text:span text:style-name="T1">production_as_standby</text:span><text:line-break/><text:span text:style-name="T4">Recovery mode</text:span><text:line-break/>The server is the former Production server, running as a Standby server, and is running alongside a former Standby server which is running as the Production server.</text:p>
      <text:p text:style-name="P2"><text:a xlink:type="simple" xlink:href="#contents">Back to Contents</text:a></text:p>
      <text:p text:style-name="Horizontal_20_Line"/>
      <text:h text:style-name="Heading_20_2" text:outline-level="2"><text:bookmark text:name="3_procedures"/><text:soft-page-break/>3. PROCEDURES</text:h>
      <text:h text:style-name="Heading_20_3" text:outline-level="3"><text:bookmark text:name="3.1_proc_emergency"/>3.1 EMERGENCY - Switching Standby Server To Production</text:h>
      <text:p text:style-name="Text_20_body">If the production server croaks, then you will want to get the Standby server up and running pretty damn quick. In that case, perform the following steps:</text:p>
      <text:h text:style-name="Heading_20_4" text:outline-level="4">Step 1: Switch Production server into Standby mode </text:h>
      <text:p text:style-name="Text_20_body">If the production server is accessible, then log in and do the following, as root:</text:p>
      <text:list text:style-name="L2">
        <text:list-item>
          <text:p text:style-name="P26">cd /usr/share/sounz/scripts/dr</text:p>
        </text:list-item>
        <text:list-item>
          <text:p text:style-name="P26">./switch-to-standby.sh </text:p>
        </text:list-item>
        <text:list-item>
          <text:p text:style-name="P26">From the menu, choose '1' the 'EMERGENCY' option.</text:p>
        </text:list-item>
        <text:list-item>
          <text:p text:style-name="P12">After that, the script will set the status to '<text:span text:style-name="T2">down</text:span>'.</text:p>
        </text:list-item>
      </text:list>
      <text:h text:style-name="P11" text:outline-level="4" text:is-list-header="true">Step 2: Fix up Ethernet Interfaces and IP's</text:h>
      <text:p text:style-name="P4">Bring down <text:span text:style-name="T4">eth0</text:span> on the Production server which will normally be configured as 202.78.240.46</text:p>
      <text:p text:style-name="Text_20_body">Go across to the Standby server and bring that IP up as <text:span text:style-name="T4">eth0:1</text:span></text:p>
      <text:p text:style-name="P4">Example: if <text:span text:style-name="Strong_20_Emphasis">slayer</text:span> is the Production Server on <text:span text:style-name="T4">eth0:202.78.240.46</text:span>, and <text:span text:style-name="Strong_20_Emphasis">megadeth</text:span> is the Standby Server on <text:span text:style-name="T4">eth0:202.78.240.47</text:span>, then <text:span text:style-name="T4">eth0</text:span> on <text:span text:style-name="Strong_20_Emphasis">slayer</text:span> would be brought down, and on <text:span text:style-name="Strong_20_Emphasis">megadeth</text:span> an <text:span text:style-name="T4">eth0:1</text:span> would be brought up as <text:span text:style-name="T4">202.78.240.46</text:span>. In that way, <text:span text:style-name="Strong_20_Emphasis">megadeth</text:span> will start serving the application website in the place of <text:span text:style-name="Strong_20_Emphasis">slayer</text:span>, with no DNS changes required.</text:p>
      <text:h text:style-name="P11" text:outline-level="4">Step 3: Switch Standby server into Production mode</text:h>
      <text:p text:style-name="P4">As the root user, do the following on the Standby server:</text:p>
      <text:list text:style-name="L3">
        <text:list-item>
          <text:p text:style-name="P37">cd /usr/share/sounz/scripts/dr</text:p>
        </text:list-item>
        <text:list-item>
          <text:p text:style-name="P37">./switch-to-production.sh</text:p>
        </text:list-item>
        <text:list-item>
          <text:p text:style-name="P24">From the menu, choose '1' the 'EMERGENCY' option.</text:p>
        </text:list-item>
        <text:list-item>
          <text:p text:style-name="P17">It then asks if you want to grab the latest data from Production. Obviously do so if you can, but this depends on the state of Production of course.</text:p>
        </text:list-item>
        <text:list-item>
          <text:p text:style-name="P24">It should confirm that you are in '<text:span text:style-name="T2">production_alone</text:span>' status.</text:p>
        </text:list-item>
      </text:list>
      <text:h text:style-name="P47" text:outline-level="4" text:is-list-header="true">Step 5: Run some checks</text:h>
      <text:p text:style-name="Text_20_body">Browse to <text:a xlink:type="simple" xlink:href="http://sounz.org.nz/">http://sounz.org.nz</text:a> and check that the website front page is served.</text:p>
      <text:p text:style-name="Text_20_body">Apollo should be running as a java daemon and listening on port 8983. You can find the process by doing this ps command: <text:span text:style-name="T2">ps ax|grep start.jar</text:span></text:p>
      <text:p text:style-name="Text_20_body">Examine the SOUNZ config in <text:span text:style-name="T8">/etc/sounz/sounz.conf</text:span> and find the <text:span text:style-name="T10">MONGREL_PORTS</text:span> variable setting. There should be mongrel servers listening on all of those ports. Find these processes by the following ps command: <text:span text:style-name="T2">ps ax| grep ruby|grep script/server</text:span></text:p>
      <text:p text:style-name="Text_20_body"><text:soft-page-break/><text:span text:style-name="T7">Postgresql should be running locally and there should be a database called </text:span><text:span text:style-name="T2">sounz</text:span><text:span text:style-name="T7"> defined and available to local connections, both host (tcp) and direct.</text:span></text:p>
      <text:p text:style-name="Text_20_body"><text:span text:style-name="T7">There should be two rsync daemons running. One is for apollo (Solr) and it should be on the port defined in </text:span><text:span text:style-name="T2">/etc/apollo/apollo.conf</text:span><text:span text:style-name="T7"> (usually port 18983). The other is for the SOUNZ application itself, and it will be running on the port defined as </text:span><text:span text:style-name="T6">SOUNZ_RSYNC_PORT</text:span><text:span text:style-name="T7"> in </text:span><text:span text:style-name="T2">/etc/sounz/sounz.conf</text:span><text:span text:style-name="T7"> (usually port 18993). You can find these processes with this ps command: </text:span><text:span text:style-name="T2">ps ax|grep rsync</text:span></text:p>
      <text:p text:style-name="Text_20_body">Tail the following logs for activity:</text:p>
      <text:list text:style-name="L9">
        <text:list-item>
          <text:p text:style-name="P43">/var/log/sounz/sounz-app/production.log (application activity on each website hit)</text:p>
        </text:list-item>
        <text:list-item>
          <text:p text:style-name="P39">/var/log/apollo/apollo.log (Solr indexing/querying activity)</text:p>
        </text:list-item>
        <text:list-item>
          <text:p text:style-name="P39">/var/log/sounz/apache2/sounz.org.nz-access.log</text:p>
        </text:list-item>
        <text:list-item>
          <text:p text:style-name="P39">/var/log/sounz/apache2/sounz.org.nz-error.log</text:p>
        </text:list-item>
        <text:list-item>
          <text:p text:style-name="P43">/var/log/sounz/sounz-general.log (mainly replication cronjob and rsync activity)</text:p>
          <text:p text:style-name="P39"/>
        </text:list-item>
      </text:list>
      <text:p text:style-name="P5"><text:a xlink:type="simple" xlink:href="#contents">Back to Contents</text:a></text:p>
      <text:p text:style-name="P6"/>
      <text:h text:style-name="Heading_20_3" text:outline-level="3"><text:bookmark text:name="3.2_proc_recovery"/>3.2 RECOVERY - Bringing Primary Machine Back As Production</text:h>
      <text:p text:style-name="Text_20_body">Having done all the emergency stuff above, you probably went and fixed the hardware on the duff production server, and you now want to get it back into the groove and let the Standby server go back to quaffing beers and watching TV with its feet up on the couch again. First, let's revisit our glossary of terms for this. Remember:</text:p>
      <text:p text:style-name="Text_20_body">The <text:span text:style-name="T3">secondary server</text:span> is the machine which is the Standby server currently running as production.</text:p>
      <text:p text:style-name="Text_20_body">The <text:span text:style-name="T3">primary server</text:span> is the machine which had the problem, and has just been mended.</text:p>
      <text:p text:style-name="Text_20_body">Ok, here's what you do..</text:p>
      <text:h text:style-name="Heading_20_4" text:outline-level="4">Step 1: Switch primary server into Standby Recovery mode</text:h>
      <text:p text:style-name="Text_20_body">As root on the primary server (the one you just fixed up)</text:p>
      <text:list text:style-name="L5">
        <text:list-item>
          <text:p text:style-name="P28">cd /usr/share/sounz/scripts/dr</text:p>
        </text:list-item>
        <text:list-item>
          <text:p text:style-name="P28">./switch-to-standby.sh </text:p>
        </text:list-item>
        <text:list-item>
          <text:p text:style-name="P13">From the menu, choose '3' the Recovery option. </text:p>
        </text:list-item>
      </text:list>
      <text:p text:style-name="Text_20_body">In actuality, nothing much should change, except the machine status gets set to 'standby'.</text:p>
      <text:h text:style-name="Heading_20_4" text:outline-level="4">Step 2: Switch secondary server into Production Recovery mode</text:h>
      <text:p text:style-name="Text_20_body">As root on the 'secondary server' (the one running as Production)</text:p>
      <text:list text:style-name="L6">
        <text:list-item>
          <text:p text:style-name="P30">cd /usr/share/sounz/scripts/dr</text:p>
        </text:list-item>
        <text:list-item>
          <text:p text:style-name="P30">./switch-to-production.sh </text:p>
        </text:list-item>
        <text:list-item>
          <text:p text:style-name="P14">From the menu, choose '3' the Recovery option. </text:p>
        </text:list-item>
      </text:list>
      <text:p text:style-name="Text_20_body">Once again, only the status is changed, so that replication scripts do the right thing.</text:p>
      <text:p text:style-name="Text_20_body"><text:soft-page-break/>At this point we have the following situation - the primary server, which you fixed, is now acting as a Standby server. The secondary server is still handling clients. In short, the system is as it was before, but with the roles of each machine reversed.</text:p>
      <text:p text:style-name="Text_20_body">Monitor this intermediate situation for however long you need, to determine that the primary machine is permanently fixed and is going to be ok to use.</text:p>
      <text:h text:style-name="Heading_20_4" text:outline-level="4">Step 3: Switch secondary server into Standby mode</text:h>
      <text:p text:style-name="Text_20_body">As root on the 'secondary server' (the one running as Production)</text:p>
      <text:list text:style-name="L7">
        <text:list-item>
          <text:p text:style-name="P32">cd /usr/share/sounz/scripts/dr</text:p>
        </text:list-item>
        <text:list-item>
          <text:p text:style-name="P32">./switch-to-standby.sh </text:p>
        </text:list-item>
        <text:list-item>
          <text:p text:style-name="P15">From the menu, choose '2' the Normal option. </text:p>
        </text:list-item>
      </text:list>
      <text:p text:style-name="Text_20_body">When this is done, your secondary machine will be in '<text:span text:style-name="T2">standby</text:span><text:span text:style-name="T7">'</text:span> status.</text:p>
      <text:h text:style-name="Heading_20_4" text:outline-level="4">Step 4: Fix up Ethernet Interfaces and IP's</text:h>
      <text:p text:style-name="Text_20_body">Do whatever 'magic' is required with LAN interfaces to make the primary machine once again the one users will be accessing. Normally this is simply bringing the temporary <text:span text:style-name="T4">eth0:1</text:span> interface down on the secondary box, and bringing the <text:span text:style-name="T4">eth0</text:span> interface back up on the primary box.</text:p>
      <text:h text:style-name="Heading_20_4" text:outline-level="4">Step 5: Switch primary server into Production mode</text:h>
      <text:p text:style-name="Text_20_body">As root on the 'primary server' (the one you fixed)</text:p>
      <text:list text:style-name="L8">
        <text:list-item>
          <text:p text:style-name="P34">cd /usr/share/sounz/scripts/dr</text:p>
        </text:list-item>
        <text:list-item>
          <text:p text:style-name="P34">./switch-to-production.sh </text:p>
        </text:list-item>
        <text:list-item>
          <text:p text:style-name="P16">From the menu, choose '2' the Normal option. </text:p>
        </text:list-item>
      </text:list>
      <text:p text:style-name="Text_20_body">This will set this machine into '<text:span text:style-name="T2">production</text:span><text:span text:style-name="T7">'</text:span> status, and once again replication will be going from the primary machine --&gt; secondary.</text:p>
      <text:p text:style-name="P2"><text:a xlink:type="simple" xlink:href="#contents">Back to Contents</text:a></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NZ"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left="0.397cm" fo:margin-right="0.661cm" fo:margin-top="0cm" fo:margin-bottom="0.499cm" fo:text-indent="0cm" style:auto-text-indent="false"/>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paragraph-properties fo:margin-left="0.397cm" fo:margin-right="0.661cm" fo:text-indent="0cm" style:auto-text-indent="false"/>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397cm" fo:margin-right="0.661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397cm" fo:margin-right="0.661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397cm" fo:margin-right="0.661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397cm" fo:margin-right="0.661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0.397cm" fo:margin-right="0.661cm" fo:text-indent="0cm" style:auto-text-indent="false"/>
      <style:text-properties fo:font-size="75%" fo:font-weight="bold" style:font-size-asian="75%" style:font-weight-asian="bold" style:font-size-complex="75%"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NewsQuest Standby HOWTO</dc:title>
    <dc:date>2007-11-06T16:58:38</dc:date>
    <meta:editing-cycles>11</meta:editing-cycles>
    <meta:editing-duration>PT2H48M7S</meta:editing-duration>
    <meta:user-defined meta:name="Info 1"/>
    <meta:user-defined meta:name="Info 2"/>
    <meta:user-defined meta:name="Info 3"/>
    <meta:user-defined meta:name="Info 4"/>
    <meta:document-statistic meta:table-count="0" meta:image-count="0" meta:object-count="0" meta:page-count="5" meta:paragraph-count="98" meta:word-count="1484" meta:character-count="8966"/>
  </office:meta>
</office:document-meta>
</file>